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 fo:background-color="#FFFF00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 fo:background-color="#FFFF00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fo:background-color="#FFFF00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 fo:background-color="#FFFF00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/>
      <text:p text:style-name="Standard"/>
      <text:p text:style-name="Standard"/>
      <text:p text:style-name="P2">Data Structure Programes</text:p>
      <text:p text:style-name="P3"/>
      <text:p text:style-name="P4"/>
      <text:p text:style-name="P5"/>
      <text:p text:style-name="P6">Arrays:</text:p>
      <text:p text:style-name="Standard"/>
      <text:p text:style-name="Standard">1.Implement a program to find the sum of elements in an array.</text:p>
      <text:p text:style-name="Standard">2.Write a program to find the maximum element in an array.</text:p>
      <text:p text:style-name="Standard">3.Implement an array reversal algorithm.</text:p>
      <text:p text:style-name="Standard">4.Write a<text:s/>program to find the intersection of two arrays.</text:p>
      <text:p text:style-name="Standard">5.Implement a program to rotate an array by k positions.</text:p>
      <text:p text:style-name="Standard">6.Write a program to remove duplicates from a sorted array.</text:p>
      <text:p text:style-name="Standard">7.Implement a program to merge two sorted arrays.</text:p>
      <text:p text:style-name="Standard"/>
      <text:p text:style-name="P7">Linked Lists:</text:p>
      <text:p text:style-name="Standard"/>
      <text:p text:style-name="Standard">1.Create a linked list and perform basic operations (insertion, deletion, traversal).</text:p>
      <text:p text:style-name="Standard">2.Write a program to find the middle element of a linked list.</text:p>
      <text:p text:style-name="Standard">3.Implement a linked list reversal algorithm.</text:p>
      <text:p text:style-name="Standard">4.Write a program to detect a cycle in a linked list.</text:p>
      <text:p text:style-name="Standard">5.Implement a program to find the intersection point of two linked lists.</text:p>
      <text:p text:style-name="Standard">6.Write a program to remove duplicates from an unsorted linked list.</text:p>
      <text:p text:style-name="Standard">7.Implement a program to add two numbers represented by linked lists.</text:p>
      <text:p text:style-name="Standard"/>
      <text:p text:style-name="P8">Stacks:</text:p>
      <text:p text:style-name="Standard"/>
      <text:p text:style-name="Standard">1.Implement a stack using an array.</text:p>
      <text:p text:style-name="Standard">2.Write a program to check<text:s/>for balanced parentheses using a stack.</text:p>
      <text:p text:style-name="Standard">3.Implement a program to convert infix expressions to postfix.</text:p>
      <text:p text:style-name="Standard">4.Write a program to evaluate a postfix expression.</text:p>
      <text:p text:style-name="Standard">5.Implement a stack-based algorithm to reverse a string.</text:p>
      <text:p text:style-name="Standard">6.Write a program to implement the Tower of<text:s/>Hanoi using stacks.</text:p>
      <text:p text:style-name="Standard"/>
      <text:p text:style-name="P9">Queues:</text:p>
      <text:p text:style-name="Standard"/>
      <text:p text:style-name="Standard">1.Implement a queue using an array.</text:p>
      <text:p text:style-name="Standard">2.Write a program to reverse the first k elements of a queue.</text:p>
      <text:p text:style-name="Standard">3.Implement a circular queue.</text:p>
      <text:p text:style-name="Standard">4.Write a program to generate binary numbers from 1 to n using a queue.</text:p>
      <text:p text:style-name="Standard">5.Implement a program to<text:s/>design a data structure that supports push, pop, top, and retrieving the 6.minimum element in constant time.</text:p>
      <text:p text:style-name="Standard">7.Write a program to implement a double-ended queue (Deque).</text:p>
      <text:p text:style-name="Standard"/>
      <text:p text:style-name="P10">Trees:</text:p>
      <text:p text:style-name="Standard"/>
      <text:p text:style-name="Standard">1.Implement a program to create and traverse a binary tree.</text:p>
      <text:p text:style-name="Standard">2.Write a program<text:s/>to find the height of a binary tree.</text:p>
      <text:p text:style-name="Standard">3.Implement an algorithm to check if a binary tree is balanced.</text:p>
      <text:soft-page-break/>
      <text:p text:style-name="Standard">4.Write a program to perform a level-order traversal of a binary tree.</text:p>
      <text:p text:style-name="Standard">5.Implement a program to check if two trees are identical.</text:p>
      <text:p text:style-name="Standard">6.Write a program to find the lowest common ancestor in a binary tree.</text:p>
      <text:p text:style-name="Standard">7.Implement an algorithm to perform an in-order traversal without recursion.</text:p>
      <text:p text:style-name="Standard"/>
      <text:p text:style-name="P11">Graphs:</text:p>
      <text:p text:style-name="P12"/>
      <text:p text:style-name="Standard">1.Create a graph and perform basic operations (add vertex, add edge, remove vertex, remove edge).</text:p>
      <text:p text:style-name="Standard">2.Write a program to perform depth-first search (DFS) on a graph.</text:p>
      <text:p text:style-name="Standard">3.Implement a program to perform breadth-first search (BFS) on a graph.</text:p>
      <text:p text:style-name="Standard">4.Write a program to find the shortest path in a weighted graph using Dijkstra's algorithm.</text:p>
      <text:p text:style-name="Standard">5.Implement a program to find the connected components in an undirected graph.</text:p>
      <text:p text:style-name="Standard">6.Write a program to detect a cycle in a directed graph.</text:p>
      <text:p text:style-name="Standard">7.Implement an algorithm to check if a graph is bipartite.</text:p>
      <text:p text:style-name="P13"/>
      <text:p text:style-name="P14">Sorting Algorithms:</text:p>
      <text:p text:style-name="Standard"/>
      <text:p text:style-name="Standard">1.Implement the bubble sort algorithm.</text:p>
      <text:p text:style-name="Standard">2.Write a program to perform selection sort.</text:p>
      <text:p text:style-name="Standard">3.Implement the insertion sort algorithm.</text:p>
      <text:p text:style-name="Standard">4.Write a program to perform merge sort.</text:p>
      <text:p text:style-name="Standard">5.Implement the quicksort algorithm.</text:p>
      <text:p text:style-name="Standard">6.Write a program to perform heap sort.</text:p>
      <text:p text:style-name="Standard">7.Implement the counting sort algorithm.</text:p>
      <text:p text:style-name="Standard">8.Write a program to perform radix sort.</text:p>
      <text:p text:style-name="Standard"/>
      <text:p text:style-name="P15">Searching<text:s/>Algorithms:</text:p>
      <text:p text:style-name="P16"/>
      <text:p text:style-name="Standard">1.Implement a linear search algorithm.</text:p>
      <text:p text:style-name="Standard">2.Write a program to perform binary search on a sorted array.</text:p>
      <text:p text:style-name="Standard">3.Implement an algorithm to find the first and last occurrences of an element in a sorted array.</text:p>
      <text:p text:style-name="Standard">4.Write a program to search an element in a rotated sorted array.</text:p>
      <text:p text:style-name="Standard">5.Implement an interpolation search algorithm.</text:p>
      <text:p text:style-name="Standard">6.Write a program to perform depth-first search in a binary search tree.</text:p>
      <text:p text:style-name="Standard">7.Implement a breadth-first search in a binary search tree.</text:p>
      <text:p text:style-name="Standard"/>
      <text:p text:style-name="P17">Hashing:</text:p>
      <text:p text:style-name="Standard"/>
      <text:p text:style-name="Standard">1.Implement a hash table with basic operations (insert, delete, search).</text:p>
      <text:p text:style-name="Standard">2.Write a program to find the first non-repeating character in a string using hashing.</text:p>
      <text:p text:style-name="Standard">3.Implement a program to detect a cycle in an undirected graph using hashing.</text:p>
      <text:p text:style-name="Standard">4.Write a program to find the intersection of two arrays using<text:s/>hashing.</text:p>
      <text:p text:style-name="Standard"/>
      <text:p text:style-name="P18">Dynamic Programming:</text:p>
      <text:p text:style-name="Standard"/>
      <text:p text:style-name="Standard">1.Implement a program to find the nth Fibonacci number using dynamic programming.</text:p>
      <text:p text:style-name="Standard">2.Write a program to find the length of the longest increasing subsequence in an array.</text:p>
      <text:p text:style-name="Standard">3.Implement an algorithm to solve the coin change<text:s/>problem.</text:p>
      <text:p text:style-name="Standard">4.Write a program to find the longest common subsequence of two strings.</text:p>
      <text:p text:style-name="Standard">5.Implement an algorithm to find the edit distance between two strings.</text:p>
      <text:p text:style-name="Standard"/>
      <text:p text:style-name="P19">Advanced Data Structures:</text:p>
      <text:p text:style-name="Standard"/>
      <text:p text:style-name="Standard">1.Implement a trie data structure.</text:p>
      <text:p text:style-name="Standard">2.Write a program to implement a suffix<text:s/>array.</text:p>
      <text:p text:style-name="Standard">3.Implement a program to construct a suffix tree.</text:p>
      <text:p text:style-name="Standard">4.Write a program to implement a segment tree for range queries.</text:p>
      <text:p text:style-name="Standard">5.Implement an algorithm to perform range updates in a segment tree.</text:p>
      <text:p text:style-name="Standard"/>
      <text:p text:style-name="P20">Miscellaneous:</text:p>
      <text:p text:style-name="P21"/>
      <text:p text:style-name="Standard">1.Write a program to reverse a sentence without<text:s/>reversing the words.</text:p>
      <text:p text:style-name="Standard">2.Implement a program to check if a string is a palindrome.</text:p>
      <text:p text:style-name="Standard">3.Write a program to find the majority element in an array.</text:p>
      <text:p text:style-name="Standard">4.Implement an algorithm to find the kth smallest/largest element in an array.</text:p>
      <text:p text:style-name="Standard">5.Write a program to implement a circular linked list and perform basic operations.</text:p>
      <text:p text:style-name="Standard"/>
      <text:p text:style-name="P22">Application-based:</text:p>
      <text:p text:style-name="P23"/>
      <text:p text:style-name="Standard">1.Implement a program to evaluate a postfix expression using a stack.</text:p>
      <text:p text:style-name="Standard">2.Write a program to implement a priority queue using a heap.</text:p>
      <text:p text:style-name="Standard">3.Implement a program to simulate a basic file system<text:s/>using a tree structure.</text:p>
      <text:p text:style-name="Standard">4.Write a program to find the shortest path in a maze using BFS.</text:p>
      <text:p text:style-name="Standard">5.Implement an algorithm to detect a cycle in an undirected graph using DFS.</text:p>
      <text:p text:style-name="Standard"/>
      <text:p text:style-name="P24">Graph Algorithms:</text:p>
      <text:p text:style-name="P25"/>
      <text:p text:style-name="Standard">1.Write a program to find the strongly connected components in a<text:s/>directed graph.</text:p>
      <text:p text:style-name="Standard">2.Implement an algorithm to find the articulation points in an undirected graph.</text:p>
      <text:p text:style-name="Standard">3.Write a program to perform topological sorting on a directed acyclic graph.</text:p>
      <text:p text:style-name="Standard">4.Implement an algorithm to find the maximum flow in a network using the Ford-Fulkerson method.</text:p>
      <text:p text:style-name="Standard"/>
      <text:p text:style-name="P26">Trie Applications:</text:p>
      <text:p text:style-name="Standard"/>
      <text:p text:style-name="Standard">1.Write a program to implement autocomplete using a trie.</text:p>
      <text:p text:style-name="Standard">2.Implement a spell-checker using a trie.</text:p>
      <text:p text:style-name="Standard">3.Write a program to find all words in a dictionary that are anagrams of a given input word.</text:p>
      <text:p text:style-name="Standard"/>
      <text:p text:style-name="P27">Huffman Coding:</text:p>
      <text:p text:style-name="Standard"/>
      <text:p text:style-name="Standard">1.Implement a program to perform Huffman coding for text compression.</text:p>
      <text:p text:style-name="Standard">2.Write a program to decode a Huffman-encoded message.</text:p>
      <text:p text:style-name="Standard"/>
      <text:p text:style-name="P28">AVL Trees:</text:p>
      <text:p text:style-name="Standard"/>
      <text:p text:style-name="Standard">1.Implement an AVL tree and perform basic operations (insertion, deletion, search).</text:p>
      <text:p text:style-name="Standard">2.Write a program to convert a sorted array<text:s/>into a balanced BST.</text:p>
      <text:p text:style-name="Standard"/>
      <text:p text:style-name="P29">B-Trees:</text:p>
      <text:p text:style-name="Standard"/>
      <text:p text:style-name="Standard">1.Implement a B-tree and perform basic operations (insertion, deletion, search).</text:p>
      <text:p text:style-name="Standard">2.Write a program to implement a B+ tree for efficient search and retrieval.</text:p>
      <text:p text:style-name="Standard"/>
      <text:soft-page-break/>
      <text:p text:style-name="P30">Spatial Data Structures:</text:p>
      <text:p text:style-name="Standard"/>
      <text:p text:style-name="Standard">1.Implement a Quadtree for spatial<text:s/>indexing.</text:p>
      <text:p text:style-name="Standard">2.Write a program to implement a 2D range search using a Quadtree.</text:p>
      <text:p text:style-name="Standard"/>
      <text:p text:style-name="P31">Network Flow:</text:p>
      <text:p text:style-name="P32"/>
      <text:p text:style-name="Standard">1.Implement an algorithm to find the maximum bipartite matching in a graph.</text:p>
      <text:p text:style-name="Standard">2.Write a program to find the minimum cut in a flow network using the Ford-Fulkerson method.</text:p>
      <text:p text:style-name="Standard"/>
      <text:p text:style-name="P33">Geometric Algorithms:</text:p>
      <text:p text:style-name="Standard"/>
      <text:p text:style-name="Standard">1.Implement an algorithm to find the convex hull of a set of points.</text:p>
      <text:p text:style-name="Standard">2.Write a program to determine whether two rectangles overlap.</text:p>
      <text:p text:style-name="Standard"/>
      <text:p text:style-name="P34">Interval Trees:</text:p>
      <text:p text:style-name="Standard"/>
      <text:p text:style-name="Standard">1.Implement an interval tree and perform basic operations (insertion, deletion, search).</text:p>
      <text:p text:style-name="Standard">2.Write a program to find all overlapping intervals in a set.</text:p>
      <text:p text:style-name="Standard">3.These exercises cover a wide range of data structure concepts and can be adapted to various 4.programming languages. Feel free to choose the ones that align with your language of<text:s/>choice and programming environment.</text:p>
      <text:p text:style-name="P35"/>
      <text:p text:style-name="P36"/>
      <text:p text:style-name="P37"/>
      <text:p text:style-name="P38"/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harmesh Hirpara</dc:creator>
    <meta:creation-date>2024-01-08T19:24:00Z</meta:creation-date>
    <dc:date>2024-01-09T06:56:00Z</dc:date>
    <meta:template xlink:href="Normal.dotm" xlink:type="simple"/>
    <meta:editing-cycles>5</meta:editing-cycles>
    <meta:editing-duration>PT900S</meta:editing-duration>
    <meta:document-statistic meta:page-count="4" meta:paragraph-count="14" meta:word-count="1066" meta:character-count="7131" meta:row-count="50" meta:non-whitespace-character-count="6079"/>
  </office:meta>
</office:document-meta>
</file>